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1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Menlo-Regular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search-criteria-must-apply-to-whole-cell="false"/>
      <table:table table:name="corr_2" table:style-name="ta1">
        <table:shapes>
          <draw:frame draw:z-index="0" draw:style-name="gr1" draw:text-style-name="P1" svg:width="526.42pt" svg:height="395.09pt" svg:x="651.97pt" svg:y="18.77pt">
            <loext:p draw:notify-on-update-of-ranges="corr_2.A2:corr_2.A61 corr_2.B1:corr_2.B1 corr_2.B2:corr_2.B6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Correlation</text:p>
          </table:table-cell>
          <table:table-cell table:number-columns-repeated="6"/>
        </table:table-row>
        <table:table-row table:style-name="ro1">
          <table:table-cell table:formula="of:=2*[.H2]" office:value-type="float" office:value="2" calcext:value-type="float">
            <text:p>2</text:p>
          </table:table-cell>
          <table:table-cell office:value-type="float" office:value="0.801680988742" calcext:value-type="float">
            <text:p>0.8016809887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2*[.H3]" office:value-type="float" office:value="4" calcext:value-type="float">
            <text:p>4</text:p>
          </table:table-cell>
          <table:table-cell office:value-type="float" office:value="0.897232902981" calcext:value-type="float">
            <text:p>0.897232903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2*[.H4]" office:value-type="float" office:value="6" calcext:value-type="float">
            <text:p>6</text:p>
          </table:table-cell>
          <table:table-cell office:value-type="float" office:value="0.933160337061" calcext:value-type="float">
            <text:p>0.9331603371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2*[.H5]" office:value-type="float" office:value="8" calcext:value-type="float">
            <text:p>8</text:p>
          </table:table-cell>
          <table:table-cell office:value-type="float" office:value="0.941133849674" calcext:value-type="float">
            <text:p>0.9411338497</text:p>
          </table:table-cell>
          <table:table-cell table:number-columns-repeated="5"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2*[.H6]" office:value-type="float" office:value="10" calcext:value-type="float">
            <text:p>10</text:p>
          </table:table-cell>
          <table:table-cell office:value-type="float" office:value="0.959834701512" calcext:value-type="float">
            <text:p>0.9598347015</text:p>
          </table:table-cell>
          <table:table-cell table:number-columns-repeated="5"/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2*[.H7]" office:value-type="float" office:value="12" calcext:value-type="float">
            <text:p>12</text:p>
          </table:table-cell>
          <table:table-cell office:value-type="float" office:value="0.963428917392" calcext:value-type="float">
            <text:p>0.9634289174</text:p>
          </table:table-cell>
          <table:table-cell table:number-columns-repeated="5"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2*[.H8]" office:value-type="float" office:value="14" calcext:value-type="float">
            <text:p>14</text:p>
          </table:table-cell>
          <table:table-cell office:value-type="float" office:value="0.964257866677" calcext:value-type="float">
            <text:p>0.9642578667</text:p>
          </table:table-cell>
          <table:table-cell table:number-columns-repeated="5"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2*[.H9]" office:value-type="float" office:value="16" calcext:value-type="float">
            <text:p>16</text:p>
          </table:table-cell>
          <table:table-cell office:value-type="float" office:value="0.966646475719" calcext:value-type="float">
            <text:p>0.9666464757</text:p>
          </table:table-cell>
          <table:table-cell table:number-columns-repeated="5"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2*[.H10]" office:value-type="float" office:value="18" calcext:value-type="float">
            <text:p>18</text:p>
          </table:table-cell>
          <table:table-cell office:value-type="float" office:value="0.96599230595" calcext:value-type="float">
            <text:p>0.965992306</text:p>
          </table:table-cell>
          <table:table-cell table:number-columns-repeated="5"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2*[.H11]" office:value-type="float" office:value="20" calcext:value-type="float">
            <text:p>20</text:p>
          </table:table-cell>
          <table:table-cell office:value-type="float" office:value="0.969995364774" calcext:value-type="float">
            <text:p>0.9699953648</text:p>
          </table:table-cell>
          <table:table-cell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2*[.H12]" office:value-type="float" office:value="22" calcext:value-type="float">
            <text:p>22</text:p>
          </table:table-cell>
          <table:table-cell office:value-type="float" office:value="0.970858035169" calcext:value-type="float">
            <text:p>0.9708580352</text:p>
          </table:table-cell>
          <table:table-cell table:number-columns-repeated="5"/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2*[.H13]" office:value-type="float" office:value="24" calcext:value-type="float">
            <text:p>24</text:p>
          </table:table-cell>
          <table:table-cell office:value-type="float" office:value="0.966643603145" calcext:value-type="float">
            <text:p>0.9666436031</text:p>
          </table:table-cell>
          <table:table-cell table:number-columns-repeated="5"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2*[.H14]" office:value-type="float" office:value="26" calcext:value-type="float">
            <text:p>26</text:p>
          </table:table-cell>
          <table:table-cell office:value-type="float" office:value="0.966604279705" calcext:value-type="float">
            <text:p>0.9666042797</text:p>
          </table:table-cell>
          <table:table-cell table:number-columns-repeated="5"/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2*[.H15]" office:value-type="float" office:value="28" calcext:value-type="float">
            <text:p>28</text:p>
          </table:table-cell>
          <table:table-cell office:value-type="float" office:value="0.960196752095" calcext:value-type="float">
            <text:p>0.9601967521</text:p>
          </table:table-cell>
          <table:table-cell table:number-columns-repeated="5"/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2*[.H16]" office:value-type="float" office:value="30" calcext:value-type="float">
            <text:p>30</text:p>
          </table:table-cell>
          <table:table-cell office:value-type="float" office:value="0.958265057899" calcext:value-type="float">
            <text:p>0.9582650579</text:p>
          </table:table-cell>
          <table:table-cell table:number-columns-repeated="5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2*[.H17]" office:value-type="float" office:value="32" calcext:value-type="float">
            <text:p>32</text:p>
          </table:table-cell>
          <table:table-cell office:value-type="float" office:value="0.958409273826" calcext:value-type="float">
            <text:p>0.9584092738</text:p>
          </table:table-cell>
          <table:table-cell table:number-columns-repeated="5"/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2*[.H18]" office:value-type="float" office:value="34" calcext:value-type="float">
            <text:p>34</text:p>
          </table:table-cell>
          <table:table-cell office:value-type="float" office:value="0.956300940316" calcext:value-type="float">
            <text:p>0.9563009403</text:p>
          </table:table-cell>
          <table:table-cell table:number-columns-repeated="5"/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2*[.H19]" office:value-type="float" office:value="36" calcext:value-type="float">
            <text:p>36</text:p>
          </table:table-cell>
          <table:table-cell office:value-type="float" office:value="0.955635196758" calcext:value-type="float">
            <text:p>0.9556351968</text:p>
          </table:table-cell>
          <table:table-cell table:number-columns-repeated="5"/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2*[.H20]" office:value-type="float" office:value="38" calcext:value-type="float">
            <text:p>38</text:p>
          </table:table-cell>
          <table:table-cell office:value-type="float" office:value="0.953865974892" calcext:value-type="float">
            <text:p>0.9538659749</text:p>
          </table:table-cell>
          <table:table-cell table:number-columns-repeated="5"/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2*[.H21]" office:value-type="float" office:value="40" calcext:value-type="float">
            <text:p>40</text:p>
          </table:table-cell>
          <table:table-cell office:value-type="float" office:value="0.961209536593" calcext:value-type="float">
            <text:p>0.9612095366</text:p>
          </table:table-cell>
          <table:table-cell table:number-columns-repeated="5"/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2*[.H22]" office:value-type="float" office:value="42" calcext:value-type="float">
            <text:p>42</text:p>
          </table:table-cell>
          <table:table-cell office:value-type="float" office:value="0.96781238842" calcext:value-type="float">
            <text:p>0.9678123884</text:p>
          </table:table-cell>
          <table:table-cell table:number-columns-repeated="5"/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2*[.H23]" office:value-type="float" office:value="44" calcext:value-type="float">
            <text:p>44</text:p>
          </table:table-cell>
          <table:table-cell office:value-type="float" office:value="0.963561393732" calcext:value-type="float">
            <text:p>0.9635613937</text:p>
          </table:table-cell>
          <table:table-cell table:number-columns-repeated="5"/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2*[.H24]" office:value-type="float" office:value="46" calcext:value-type="float">
            <text:p>46</text:p>
          </table:table-cell>
          <table:table-cell office:value-type="float" office:value="0.963719855814" calcext:value-type="float">
            <text:p>0.9637198558</text:p>
          </table:table-cell>
          <table:table-cell table:number-columns-repeated="5"/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2*[.H25]" office:value-type="float" office:value="48" calcext:value-type="float">
            <text:p>48</text:p>
          </table:table-cell>
          <table:table-cell office:value-type="float" office:value="0.964044115705" calcext:value-type="float">
            <text:p>0.9640441157</text:p>
          </table:table-cell>
          <table:table-cell table:number-columns-repeated="5"/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2*[.H26]" office:value-type="float" office:value="50" calcext:value-type="float">
            <text:p>50</text:p>
          </table:table-cell>
          <table:table-cell office:value-type="float" office:value="0.967363242324" calcext:value-type="float">
            <text:p>0.9673632423</text:p>
          </table:table-cell>
          <table:table-cell table:number-columns-repeated="5"/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2*[.H27]" office:value-type="float" office:value="52" calcext:value-type="float">
            <text:p>52</text:p>
          </table:table-cell>
          <table:table-cell office:value-type="float" office:value="0.967014491527" calcext:value-type="float">
            <text:p>0.9670144915</text:p>
          </table:table-cell>
          <table:table-cell table:number-columns-repeated="5"/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2*[.H28]" office:value-type="float" office:value="54" calcext:value-type="float">
            <text:p>54</text:p>
          </table:table-cell>
          <table:table-cell office:value-type="float" office:value="0.966925111055" calcext:value-type="float">
            <text:p>0.9669251111</text:p>
          </table:table-cell>
          <table:table-cell table:number-columns-repeated="5"/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2*[.H29]" office:value-type="float" office:value="56" calcext:value-type="float">
            <text:p>56</text:p>
          </table:table-cell>
          <table:table-cell office:value-type="float" office:value="0.967375448499" calcext:value-type="float">
            <text:p>0.9673754485</text:p>
          </table:table-cell>
          <table:table-cell table:number-columns-repeated="5"/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2*[.H30]" office:value-type="float" office:value="58" calcext:value-type="float">
            <text:p>58</text:p>
          </table:table-cell>
          <table:table-cell office:value-type="float" office:value="0.96818277088" calcext:value-type="float">
            <text:p>0.9681827709</text:p>
          </table:table-cell>
          <table:table-cell table:number-columns-repeated="5"/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2*[.H31]" office:value-type="float" office:value="60" calcext:value-type="float">
            <text:p>60</text:p>
          </table:table-cell>
          <table:table-cell office:value-type="float" office:value="0.971531001408" calcext:value-type="float">
            <text:p>0.9715310014</text:p>
          </table:table-cell>
          <table:table-cell table:number-columns-repeated="5"/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2*[.H32]" office:value-type="float" office:value="62" calcext:value-type="float">
            <text:p>62</text:p>
          </table:table-cell>
          <table:table-cell office:value-type="float" office:value="0.971614435803" calcext:value-type="float">
            <text:p>0.9716144358</text:p>
          </table:table-cell>
          <table:table-cell table:number-columns-repeated="5"/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2*[.H33]" office:value-type="float" office:value="64" calcext:value-type="float">
            <text:p>64</text:p>
          </table:table-cell>
          <table:table-cell office:value-type="float" office:value="0.972375212539" calcext:value-type="float">
            <text:p>0.9723752125</text:p>
          </table:table-cell>
          <table:table-cell table:number-columns-repeated="5"/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2*[.H34]" office:value-type="float" office:value="66" calcext:value-type="float">
            <text:p>66</text:p>
          </table:table-cell>
          <table:table-cell office:value-type="float" office:value="0.973536812577" calcext:value-type="float">
            <text:p>0.9735368126</text:p>
          </table:table-cell>
          <table:table-cell table:number-columns-repeated="5"/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2*[.H35]" office:value-type="float" office:value="68" calcext:value-type="float">
            <text:p>68</text:p>
          </table:table-cell>
          <table:table-cell office:value-type="float" office:value="0.973536812577" calcext:value-type="float">
            <text:p>0.9735368126</text:p>
          </table:table-cell>
          <table:table-cell table:number-columns-repeated="5"/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2*[.H36]" office:value-type="float" office:value="70" calcext:value-type="float">
            <text:p>70</text:p>
          </table:table-cell>
          <table:table-cell office:value-type="float" office:value="0.981800508421" calcext:value-type="float">
            <text:p>0.9818005084</text:p>
          </table:table-cell>
          <table:table-cell table:number-columns-repeated="5"/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2*[.H37]" office:value-type="float" office:value="72" calcext:value-type="float">
            <text:p>72</text:p>
          </table:table-cell>
          <table:table-cell office:value-type="float" office:value="0.98396376435" calcext:value-type="float">
            <text:p>0.9839637644</text:p>
          </table:table-cell>
          <table:table-cell table:number-columns-repeated="5"/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2*[.H38]" office:value-type="float" office:value="74" calcext:value-type="float">
            <text:p>74</text:p>
          </table:table-cell>
          <table:table-cell office:value-type="float" office:value="0.984562089284" calcext:value-type="float">
            <text:p>0.9845620893</text:p>
          </table:table-cell>
          <table:table-cell table:number-columns-repeated="5"/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2*[.H39]" office:value-type="float" office:value="76" calcext:value-type="float">
            <text:p>76</text:p>
          </table:table-cell>
          <table:table-cell office:value-type="float" office:value="0.984562089284" calcext:value-type="float">
            <text:p>0.9845620893</text:p>
          </table:table-cell>
          <table:table-cell table:number-columns-repeated="5"/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2*[.H40]" office:value-type="float" office:value="78" calcext:value-type="float">
            <text:p>78</text:p>
          </table:table-cell>
          <table:table-cell office:value-type="float" office:value="0.984496749738" calcext:value-type="float">
            <text:p>0.9844967497</text:p>
          </table:table-cell>
          <table:table-cell table:number-columns-repeated="5"/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2*[.H41]" office:value-type="float" office:value="80" calcext:value-type="float">
            <text:p>80</text:p>
          </table:table-cell>
          <table:table-cell office:value-type="float" office:value="0.984351298407" calcext:value-type="float">
            <text:p>0.9843512984</text:p>
          </table:table-cell>
          <table:table-cell table:number-columns-repeated="5"/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2*[.H42]" office:value-type="float" office:value="82" calcext:value-type="float">
            <text:p>82</text:p>
          </table:table-cell>
          <table:table-cell office:value-type="float" office:value="0.985345653776" calcext:value-type="float">
            <text:p>0.9853456538</text:p>
          </table:table-cell>
          <table:table-cell table:number-columns-repeated="5"/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2*[.H43]" office:value-type="float" office:value="84" calcext:value-type="float">
            <text:p>84</text:p>
          </table:table-cell>
          <table:table-cell office:value-type="float" office:value="0.985310355381" calcext:value-type="float">
            <text:p>0.9853103554</text:p>
          </table:table-cell>
          <table:table-cell table:number-columns-repeated="5"/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2*[.H44]" office:value-type="float" office:value="86" calcext:value-type="float">
            <text:p>86</text:p>
          </table:table-cell>
          <table:table-cell office:value-type="float" office:value="0.98520242229" calcext:value-type="float">
            <text:p>0.9852024223</text:p>
          </table:table-cell>
          <table:table-cell table:number-columns-repeated="5"/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2*[.H45]" office:value-type="float" office:value="88" calcext:value-type="float">
            <text:p>88</text:p>
          </table:table-cell>
          <table:table-cell office:value-type="float" office:value="0.98520242229" calcext:value-type="float">
            <text:p>0.9852024223</text:p>
          </table:table-cell>
          <table:table-cell table:number-columns-repeated="5"/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2*[.H46]" office:value-type="float" office:value="90" calcext:value-type="float">
            <text:p>90</text:p>
          </table:table-cell>
          <table:table-cell office:value-type="float" office:value="0.985127144501" calcext:value-type="float">
            <text:p>0.9851271445</text:p>
          </table:table-cell>
          <table:table-cell table:number-columns-repeated="5"/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2*[.H47]" office:value-type="float" office:value="92" calcext:value-type="float">
            <text:p>92</text:p>
          </table:table-cell>
          <table:table-cell office:value-type="float" office:value="0.985637255185" calcext:value-type="float">
            <text:p>0.9856372552</text:p>
          </table:table-cell>
          <table:table-cell table:number-columns-repeated="5"/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2*[.H48]" office:value-type="float" office:value="94" calcext:value-type="float">
            <text:p>94</text:p>
          </table:table-cell>
          <table:table-cell office:value-type="float" office:value="0.987081679658" calcext:value-type="float">
            <text:p>0.9870816797</text:p>
          </table:table-cell>
          <table:table-cell table:number-columns-repeated="5"/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2*[.H49]" office:value-type="float" office:value="96" calcext:value-type="float">
            <text:p>96</text:p>
          </table:table-cell>
          <table:table-cell office:value-type="float" office:value="0.987878867639" calcext:value-type="float">
            <text:p>0.9878788676</text:p>
          </table:table-cell>
          <table:table-cell table:number-columns-repeated="5"/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2*[.H50]" office:value-type="float" office:value="98" calcext:value-type="float">
            <text:p>98</text:p>
          </table:table-cell>
          <table:table-cell office:value-type="float" office:value="0.989103211216" calcext:value-type="float">
            <text:p>0.9891032112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2*[.H51]" office:value-type="float" office:value="100" calcext:value-type="float">
            <text:p>100</text:p>
          </table:table-cell>
          <table:table-cell office:value-type="float" office:value="0.989103211216" calcext:value-type="float">
            <text:p>0.9891032112</text:p>
          </table:table-cell>
          <table:table-cell table:number-columns-repeated="5"/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2*[.H52]" office:value-type="float" office:value="102" calcext:value-type="float">
            <text:p>102</text:p>
          </table:table-cell>
          <table:table-cell office:value-type="float" office:value="0.991110289752" calcext:value-type="float">
            <text:p>0.9911102898</text:p>
          </table:table-cell>
          <table:table-cell table:number-columns-repeated="5"/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2*[.H53]" office:value-type="float" office:value="104" calcext:value-type="float">
            <text:p>104</text:p>
          </table:table-cell>
          <table:table-cell office:value-type="float" office:value="0.991069286942" calcext:value-type="float">
            <text:p>0.9910692869</text:p>
          </table:table-cell>
          <table:table-cell table:number-columns-repeated="5"/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2*[.H54]" office:value-type="float" office:value="106" calcext:value-type="float">
            <text:p>106</text:p>
          </table:table-cell>
          <table:table-cell office:value-type="float" office:value="0.991069286942" calcext:value-type="float">
            <text:p>0.9910692869</text:p>
          </table:table-cell>
          <table:table-cell table:number-columns-repeated="5"/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2*[.H55]" office:value-type="float" office:value="108" calcext:value-type="float">
            <text:p>108</text:p>
          </table:table-cell>
          <table:table-cell office:value-type="float" office:value="0.990951858516" calcext:value-type="float">
            <text:p>0.9909518585</text:p>
          </table:table-cell>
          <table:table-cell table:number-columns-repeated="5"/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2*[.H56]" office:value-type="float" office:value="110" calcext:value-type="float">
            <text:p>110</text:p>
          </table:table-cell>
          <table:table-cell office:value-type="float" office:value="0.990951858516" calcext:value-type="float">
            <text:p>0.9909518585</text:p>
          </table:table-cell>
          <table:table-cell table:number-columns-repeated="5"/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2*[.H57]" office:value-type="float" office:value="112" calcext:value-type="float">
            <text:p>112</text:p>
          </table:table-cell>
          <table:table-cell office:value-type="float" office:value="0.990951858516" calcext:value-type="float">
            <text:p>0.9909518585</text:p>
          </table:table-cell>
          <table:table-cell table:number-columns-repeated="5"/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2*[.H58]" office:value-type="float" office:value="114" calcext:value-type="float">
            <text:p>114</text:p>
          </table:table-cell>
          <table:table-cell office:value-type="float" office:value="0.990951858516" calcext:value-type="float">
            <text:p>0.9909518585</text:p>
          </table:table-cell>
          <table:table-cell table:number-columns-repeated="5"/>
          <table:table-cell office:value-type="float" office:value="57" calcext:value-type="float">
            <text:p>57</text:p>
          </table:table-cell>
        </table:table-row>
        <table:table-row table:style-name="ro1">
          <table:table-cell table:formula="of:=2*[.H59]" office:value-type="float" office:value="116" calcext:value-type="float">
            <text:p>116</text:p>
          </table:table-cell>
          <table:table-cell office:value-type="float" office:value="0.990951858516" calcext:value-type="float">
            <text:p>0.9909518585</text:p>
          </table:table-cell>
          <table:table-cell table:number-columns-repeated="5"/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2*[.H60]" office:value-type="float" office:value="118" calcext:value-type="float">
            <text:p>118</text:p>
          </table:table-cell>
          <table:table-cell office:value-type="float" office:value="0.990927652384" calcext:value-type="float">
            <text:p>0.9909276524</text:p>
          </table:table-cell>
          <table:table-cell table:number-columns-repeated="5"/>
          <table:table-cell office:value-type="float" office:value="59" calcext:value-type="float">
            <text:p>59</text:p>
          </table:table-cell>
        </table:table-row>
        <table:table-row table:style-name="ro1">
          <table:table-cell table:formula="of:=2*[.H61]" office:value-type="float" office:value="120" calcext:value-type="float">
            <text:p>120</text:p>
          </table:table-cell>
          <table:table-cell office:value-type="float" office:value="0.991144767525" calcext:value-type="float">
            <text:p>0.9911447675</text:p>
          </table:table-cell>
          <table:table-cell table:number-columns-repeated="5"/>
          <table:table-cell office:value-type="float" office:value="60" calcext:value-type="float">
            <text:p>60</text:p>
          </table:table-cell>
        </table:table-row>
      </table:table>
      <table:table table:name="corr_3" table:style-name="ta1">
        <table:shapes>
          <draw:frame draw:z-index="0" draw:style-name="gr1" draw:text-style-name="P1" svg:width="526.42pt" svg:height="395.09pt" svg:x="651.97pt" svg:y="18.77pt">
            <loext:p draw:notify-on-update-of-ranges="corr_3.A2:corr_3.A41 corr_3.B1:corr_3.B1 corr_3.B2:corr_3.B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string" calcext:value-type="string">
            <text:p>Correlation</text:p>
          </table:table-cell>
          <table:table-cell table:number-columns-repeated="6"/>
        </table:table-row>
        <table:table-row table:style-name="ro2">
          <table:table-cell table:formula="of:=3*[.H2]" office:value-type="float" office:value="3" calcext:value-type="float">
            <text:p>3</text:p>
          </table:table-cell>
          <table:table-cell office:value-type="float" office:value="0.836059125503" calcext:value-type="float">
            <text:p>0.8360591255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3*[.H3]" office:value-type="float" office:value="6" calcext:value-type="float">
            <text:p>6</text:p>
          </table:table-cell>
          <table:table-cell office:value-type="float" office:value="0.945358613854" calcext:value-type="float">
            <text:p>0.9453586139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3*[.H4]" office:value-type="float" office:value="9" calcext:value-type="float">
            <text:p>9</text:p>
          </table:table-cell>
          <table:table-cell office:value-type="float" office:value="0.962733263724" calcext:value-type="float">
            <text:p>0.9627332637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2">
          <table:table-cell table:formula="of:=3*[.H5]" office:value-type="float" office:value="12" calcext:value-type="float">
            <text:p>12</text:p>
          </table:table-cell>
          <table:table-cell office:value-type="float" office:value="0.972478158464" calcext:value-type="float">
            <text:p>0.9724781585</text:p>
          </table:table-cell>
          <table:table-cell table:number-columns-repeated="5"/>
          <table:table-cell office:value-type="float" office:value="4" calcext:value-type="float">
            <text:p>4</text:p>
          </table:table-cell>
        </table:table-row>
        <table:table-row table:style-name="ro2">
          <table:table-cell table:formula="of:=3*[.H6]" office:value-type="float" office:value="15" calcext:value-type="float">
            <text:p>15</text:p>
          </table:table-cell>
          <table:table-cell office:value-type="float" office:value="0.967324449363" calcext:value-type="float">
            <text:p>0.9673244494</text:p>
          </table:table-cell>
          <table:table-cell table:number-columns-repeated="5"/>
          <table:table-cell office:value-type="float" office:value="5" calcext:value-type="float">
            <text:p>5</text:p>
          </table:table-cell>
        </table:table-row>
        <table:table-row table:style-name="ro2">
          <table:table-cell table:formula="of:=3*[.H7]" office:value-type="float" office:value="18" calcext:value-type="float">
            <text:p>18</text:p>
          </table:table-cell>
          <table:table-cell office:value-type="float" office:value="0.965616287453" calcext:value-type="float">
            <text:p>0.9656162875</text:p>
          </table:table-cell>
          <table:table-cell table:number-columns-repeated="5"/>
          <table:table-cell office:value-type="float" office:value="6" calcext:value-type="float">
            <text:p>6</text:p>
          </table:table-cell>
        </table:table-row>
        <table:table-row table:style-name="ro2">
          <table:table-cell table:formula="of:=3*[.H8]" office:value-type="float" office:value="21" calcext:value-type="float">
            <text:p>21</text:p>
          </table:table-cell>
          <table:table-cell office:value-type="float" office:value="0.966939954955" calcext:value-type="float">
            <text:p>0.966939955</text:p>
          </table:table-cell>
          <table:table-cell table:number-columns-repeated="5"/>
          <table:table-cell office:value-type="float" office:value="7" calcext:value-type="float">
            <text:p>7</text:p>
          </table:table-cell>
        </table:table-row>
        <table:table-row table:style-name="ro2">
          <table:table-cell table:formula="of:=3*[.H9]" office:value-type="float" office:value="24" calcext:value-type="float">
            <text:p>24</text:p>
          </table:table-cell>
          <table:table-cell office:value-type="float" office:value="0.952089246617" calcext:value-type="float">
            <text:p>0.9520892466</text:p>
          </table:table-cell>
          <table:table-cell table:number-columns-repeated="5"/>
          <table:table-cell office:value-type="float" office:value="8" calcext:value-type="float">
            <text:p>8</text:p>
          </table:table-cell>
        </table:table-row>
        <table:table-row table:style-name="ro2">
          <table:table-cell table:formula="of:=3*[.H10]" office:value-type="float" office:value="27" calcext:value-type="float">
            <text:p>27</text:p>
          </table:table-cell>
          <table:table-cell office:value-type="float" office:value="0.949762545032" calcext:value-type="float">
            <text:p>0.949762545</text:p>
          </table:table-cell>
          <table:table-cell table:number-columns-repeated="5"/>
          <table:table-cell office:value-type="float" office:value="9" calcext:value-type="float">
            <text:p>9</text:p>
          </table:table-cell>
        </table:table-row>
        <table:table-row table:style-name="ro2">
          <table:table-cell table:formula="of:=3*[.H11]" office:value-type="float" office:value="30" calcext:value-type="float">
            <text:p>30</text:p>
          </table:table-cell>
          <table:table-cell office:value-type="float" office:value="0.951750329015" calcext:value-type="float">
            <text:p>0.951750329</text:p>
          </table:table-cell>
          <table:table-cell table:number-columns-repeated="5"/>
          <table:table-cell office:value-type="float" office:value="10" calcext:value-type="float">
            <text:p>10</text:p>
          </table:table-cell>
        </table:table-row>
        <table:table-row table:style-name="ro2">
          <table:table-cell table:formula="of:=3*[.H12]" office:value-type="float" office:value="33" calcext:value-type="float">
            <text:p>33</text:p>
          </table:table-cell>
          <table:table-cell office:value-type="float" office:value="0.952557280825" calcext:value-type="float">
            <text:p>0.9525572808</text:p>
          </table:table-cell>
          <table:table-cell table:number-columns-repeated="5"/>
          <table:table-cell office:value-type="float" office:value="11" calcext:value-type="float">
            <text:p>11</text:p>
          </table:table-cell>
        </table:table-row>
        <table:table-row table:style-name="ro2">
          <table:table-cell table:formula="of:=3*[.H13]" office:value-type="float" office:value="36" calcext:value-type="float">
            <text:p>36</text:p>
          </table:table-cell>
          <table:table-cell office:value-type="float" office:value="0.938527920328" calcext:value-type="float">
            <text:p>0.9385279203</text:p>
          </table:table-cell>
          <table:table-cell table:number-columns-repeated="5"/>
          <table:table-cell office:value-type="float" office:value="12" calcext:value-type="float">
            <text:p>12</text:p>
          </table:table-cell>
        </table:table-row>
        <table:table-row table:style-name="ro2">
          <table:table-cell table:formula="of:=3*[.H14]" office:value-type="float" office:value="39" calcext:value-type="float">
            <text:p>39</text:p>
          </table:table-cell>
          <table:table-cell office:value-type="float" office:value="0.95287859001" calcext:value-type="float">
            <text:p>0.95287859</text:p>
          </table:table-cell>
          <table:table-cell table:number-columns-repeated="5"/>
          <table:table-cell office:value-type="float" office:value="13" calcext:value-type="float">
            <text:p>13</text:p>
          </table:table-cell>
        </table:table-row>
        <table:table-row table:style-name="ro2">
          <table:table-cell table:formula="of:=3*[.H15]" office:value-type="float" office:value="42" calcext:value-type="float">
            <text:p>42</text:p>
          </table:table-cell>
          <table:table-cell office:value-type="float" office:value="0.961826366532" calcext:value-type="float">
            <text:p>0.9618263665</text:p>
          </table:table-cell>
          <table:table-cell table:number-columns-repeated="5"/>
          <table:table-cell office:value-type="float" office:value="14" calcext:value-type="float">
            <text:p>14</text:p>
          </table:table-cell>
        </table:table-row>
        <table:table-row table:style-name="ro2">
          <table:table-cell table:formula="of:=3*[.H16]" office:value-type="float" office:value="45" calcext:value-type="float">
            <text:p>45</text:p>
          </table:table-cell>
          <table:table-cell office:value-type="float" office:value="0.959347998055" calcext:value-type="float">
            <text:p>0.9593479981</text:p>
          </table:table-cell>
          <table:table-cell table:number-columns-repeated="5"/>
          <table:table-cell office:value-type="float" office:value="15" calcext:value-type="float">
            <text:p>15</text:p>
          </table:table-cell>
        </table:table-row>
        <table:table-row table:style-name="ro2">
          <table:table-cell table:formula="of:=3*[.H17]" office:value-type="float" office:value="48" calcext:value-type="float">
            <text:p>48</text:p>
          </table:table-cell>
          <table:table-cell office:value-type="float" office:value="0.962941587453" calcext:value-type="float">
            <text:p>0.9629415875</text:p>
          </table:table-cell>
          <table:table-cell table:number-columns-repeated="5"/>
          <table:table-cell office:value-type="float" office:value="16" calcext:value-type="float">
            <text:p>16</text:p>
          </table:table-cell>
        </table:table-row>
        <table:table-row table:style-name="ro2">
          <table:table-cell table:formula="of:=3*[.H18]" office:value-type="float" office:value="51" calcext:value-type="float">
            <text:p>51</text:p>
          </table:table-cell>
          <table:table-cell office:value-type="float" office:value="0.964811071192" calcext:value-type="float">
            <text:p>0.9648110712</text:p>
          </table:table-cell>
          <table:table-cell table:number-columns-repeated="5"/>
          <table:table-cell office:value-type="float" office:value="17" calcext:value-type="float">
            <text:p>17</text:p>
          </table:table-cell>
        </table:table-row>
        <table:table-row table:style-name="ro2">
          <table:table-cell table:formula="of:=3*[.H19]" office:value-type="float" office:value="54" calcext:value-type="float">
            <text:p>54</text:p>
          </table:table-cell>
          <table:table-cell office:value-type="float" office:value="0.965149574684" calcext:value-type="float">
            <text:p>0.9651495747</text:p>
          </table:table-cell>
          <table:table-cell table:number-columns-repeated="5"/>
          <table:table-cell office:value-type="float" office:value="18" calcext:value-type="float">
            <text:p>18</text:p>
          </table:table-cell>
        </table:table-row>
        <table:table-row table:style-name="ro2">
          <table:table-cell table:formula="of:=3*[.H20]" office:value-type="float" office:value="57" calcext:value-type="float">
            <text:p>57</text:p>
          </table:table-cell>
          <table:table-cell office:value-type="float" office:value="0.973105639205" calcext:value-type="float">
            <text:p>0.9731056392</text:p>
          </table:table-cell>
          <table:table-cell table:number-columns-repeated="5"/>
          <table:table-cell office:value-type="float" office:value="19" calcext:value-type="float">
            <text:p>19</text:p>
          </table:table-cell>
        </table:table-row>
        <table:table-row table:style-name="ro2">
          <table:table-cell table:formula="of:=3*[.H21]" office:value-type="float" office:value="60" calcext:value-type="float">
            <text:p>60</text:p>
          </table:table-cell>
          <table:table-cell office:value-type="float" office:value="0.972581277091" calcext:value-type="float">
            <text:p>0.9725812771</text:p>
          </table:table-cell>
          <table:table-cell table:number-columns-repeated="5"/>
          <table:table-cell office:value-type="float" office:value="20" calcext:value-type="float">
            <text:p>20</text:p>
          </table:table-cell>
        </table:table-row>
        <table:table-row table:style-name="ro2">
          <table:table-cell table:formula="of:=3*[.H22]" office:value-type="float" office:value="63" calcext:value-type="float">
            <text:p>63</text:p>
          </table:table-cell>
          <table:table-cell office:value-type="float" office:value="0.974174295606" calcext:value-type="float">
            <text:p>0.9741742956</text:p>
          </table:table-cell>
          <table:table-cell table:number-columns-repeated="5"/>
          <table:table-cell office:value-type="float" office:value="21" calcext:value-type="float">
            <text:p>21</text:p>
          </table:table-cell>
        </table:table-row>
        <table:table-row table:style-name="ro2">
          <table:table-cell table:formula="of:=3*[.H23]" office:value-type="float" office:value="66" calcext:value-type="float">
            <text:p>66</text:p>
          </table:table-cell>
          <table:table-cell office:value-type="float" office:value="0.974353688479" calcext:value-type="float">
            <text:p>0.9743536885</text:p>
          </table:table-cell>
          <table:table-cell table:number-columns-repeated="5"/>
          <table:table-cell office:value-type="float" office:value="22" calcext:value-type="float">
            <text:p>22</text:p>
          </table:table-cell>
        </table:table-row>
        <table:table-row table:style-name="ro2">
          <table:table-cell table:formula="of:=3*[.H24]" office:value-type="float" office:value="69" calcext:value-type="float">
            <text:p>69</text:p>
          </table:table-cell>
          <table:table-cell office:value-type="float" office:value="0.974629389155" calcext:value-type="float">
            <text:p>0.9746293892</text:p>
          </table:table-cell>
          <table:table-cell table:number-columns-repeated="5"/>
          <table:table-cell office:value-type="float" office:value="23" calcext:value-type="float">
            <text:p>23</text:p>
          </table:table-cell>
        </table:table-row>
        <table:table-row table:style-name="ro2">
          <table:table-cell table:formula="of:=3*[.H25]" office:value-type="float" office:value="72" calcext:value-type="float">
            <text:p>72</text:p>
          </table:table-cell>
          <table:table-cell office:value-type="float" office:value="0.975759968212" calcext:value-type="float">
            <text:p>0.9757599682</text:p>
          </table:table-cell>
          <table:table-cell table:number-columns-repeated="5"/>
          <table:table-cell office:value-type="float" office:value="24" calcext:value-type="float">
            <text:p>24</text:p>
          </table:table-cell>
        </table:table-row>
        <table:table-row table:style-name="ro2">
          <table:table-cell table:formula="of:=3*[.H26]" office:value-type="float" office:value="75" calcext:value-type="float">
            <text:p>75</text:p>
          </table:table-cell>
          <table:table-cell office:value-type="float" office:value="0.975722557442" calcext:value-type="float">
            <text:p>0.9757225574</text:p>
          </table:table-cell>
          <table:table-cell table:number-columns-repeated="5"/>
          <table:table-cell office:value-type="float" office:value="25" calcext:value-type="float">
            <text:p>25</text:p>
          </table:table-cell>
        </table:table-row>
        <table:table-row table:style-name="ro2">
          <table:table-cell table:formula="of:=3*[.H27]" office:value-type="float" office:value="78" calcext:value-type="float">
            <text:p>78</text:p>
          </table:table-cell>
          <table:table-cell office:value-type="float" office:value="0.975683545525" calcext:value-type="float">
            <text:p>0.9756835455</text:p>
          </table:table-cell>
          <table:table-cell table:number-columns-repeated="5"/>
          <table:table-cell office:value-type="float" office:value="26" calcext:value-type="float">
            <text:p>26</text:p>
          </table:table-cell>
        </table:table-row>
        <table:table-row table:style-name="ro2">
          <table:table-cell table:formula="of:=3*[.H28]" office:value-type="float" office:value="81" calcext:value-type="float">
            <text:p>81</text:p>
          </table:table-cell>
          <table:table-cell office:value-type="float" office:value="0.975560241486" calcext:value-type="float">
            <text:p>0.9755602415</text:p>
          </table:table-cell>
          <table:table-cell table:number-columns-repeated="5"/>
          <table:table-cell office:value-type="float" office:value="27" calcext:value-type="float">
            <text:p>27</text:p>
          </table:table-cell>
        </table:table-row>
        <table:table-row table:style-name="ro2">
          <table:table-cell table:formula="of:=3*[.H29]" office:value-type="float" office:value="84" calcext:value-type="float">
            <text:p>84</text:p>
          </table:table-cell>
          <table:table-cell office:value-type="float" office:value="0.975645235714" calcext:value-type="float">
            <text:p>0.9756452357</text:p>
          </table:table-cell>
          <table:table-cell table:number-columns-repeated="5"/>
          <table:table-cell office:value-type="float" office:value="28" calcext:value-type="float">
            <text:p>28</text:p>
          </table:table-cell>
        </table:table-row>
        <table:table-row table:style-name="ro2">
          <table:table-cell table:formula="of:=3*[.H30]" office:value-type="float" office:value="87" calcext:value-type="float">
            <text:p>87</text:p>
          </table:table-cell>
          <table:table-cell office:value-type="float" office:value="0.975548437322" calcext:value-type="float">
            <text:p>0.9755484373</text:p>
          </table:table-cell>
          <table:table-cell table:number-columns-repeated="5"/>
          <table:table-cell office:value-type="float" office:value="29" calcext:value-type="float">
            <text:p>29</text:p>
          </table:table-cell>
        </table:table-row>
        <table:table-row table:style-name="ro2">
          <table:table-cell table:formula="of:=3*[.H31]" office:value-type="float" office:value="90" calcext:value-type="float">
            <text:p>90</text:p>
          </table:table-cell>
          <table:table-cell office:value-type="float" office:value="0.975495941292" calcext:value-type="float">
            <text:p>0.9754959413</text:p>
          </table:table-cell>
          <table:table-cell table:number-columns-repeated="5"/>
          <table:table-cell office:value-type="float" office:value="30" calcext:value-type="float">
            <text:p>30</text:p>
          </table:table-cell>
        </table:table-row>
        <table:table-row table:style-name="ro2">
          <table:table-cell table:formula="of:=3*[.H32]" office:value-type="float" office:value="93" calcext:value-type="float">
            <text:p>93</text:p>
          </table:table-cell>
          <table:table-cell office:value-type="float" office:value="0.9785971338" calcext:value-type="float">
            <text:p>0.9785971338</text:p>
          </table:table-cell>
          <table:table-cell table:number-columns-repeated="5"/>
          <table:table-cell office:value-type="float" office:value="31" calcext:value-type="float">
            <text:p>31</text:p>
          </table:table-cell>
        </table:table-row>
        <table:table-row table:style-name="ro2">
          <table:table-cell table:formula="of:=3*[.H33]" office:value-type="float" office:value="96" calcext:value-type="float">
            <text:p>96</text:p>
          </table:table-cell>
          <table:table-cell office:value-type="float" office:value="0.979196042528" calcext:value-type="float">
            <text:p>0.9791960425</text:p>
          </table:table-cell>
          <table:table-cell table:number-columns-repeated="5"/>
          <table:table-cell office:value-type="float" office:value="32" calcext:value-type="float">
            <text:p>32</text:p>
          </table:table-cell>
        </table:table-row>
        <table:table-row table:style-name="ro2">
          <table:table-cell table:formula="of:=3*[.H34]" office:value-type="float" office:value="99" calcext:value-type="float">
            <text:p>99</text:p>
          </table:table-cell>
          <table:table-cell office:value-type="float" office:value="0.979343465019" calcext:value-type="float">
            <text:p>0.979343465</text:p>
          </table:table-cell>
          <table:table-cell table:number-columns-repeated="5"/>
          <table:table-cell office:value-type="float" office:value="33" calcext:value-type="float">
            <text:p>33</text:p>
          </table:table-cell>
        </table:table-row>
        <table:table-row table:style-name="ro2">
          <table:table-cell table:formula="of:=3*[.H35]" office:value-type="float" office:value="102" calcext:value-type="float">
            <text:p>102</text:p>
          </table:table-cell>
          <table:table-cell office:value-type="float" office:value="0.979327321517" calcext:value-type="float">
            <text:p>0.9793273215</text:p>
          </table:table-cell>
          <table:table-cell table:number-columns-repeated="5"/>
          <table:table-cell office:value-type="float" office:value="34" calcext:value-type="float">
            <text:p>34</text:p>
          </table:table-cell>
        </table:table-row>
        <table:table-row table:style-name="ro2">
          <table:table-cell table:formula="of:=3*[.H36]" office:value-type="float" office:value="105" calcext:value-type="float">
            <text:p>105</text:p>
          </table:table-cell>
          <table:table-cell office:value-type="float" office:value="0.979311125194" calcext:value-type="float">
            <text:p>0.9793111252</text:p>
          </table:table-cell>
          <table:table-cell table:number-columns-repeated="5"/>
          <table:table-cell office:value-type="float" office:value="35" calcext:value-type="float">
            <text:p>35</text:p>
          </table:table-cell>
        </table:table-row>
        <table:table-row table:style-name="ro2">
          <table:table-cell table:formula="of:=3*[.H37]" office:value-type="float" office:value="108" calcext:value-type="float">
            <text:p>108</text:p>
          </table:table-cell>
          <table:table-cell office:value-type="float" office:value="0.99311710048" calcext:value-type="float">
            <text:p>0.9931171005</text:p>
          </table:table-cell>
          <table:table-cell table:number-columns-repeated="5"/>
          <table:table-cell office:value-type="float" office:value="36" calcext:value-type="float">
            <text:p>36</text:p>
          </table:table-cell>
        </table:table-row>
        <table:table-row table:style-name="ro2">
          <table:table-cell table:formula="of:=3*[.H38]" office:value-type="float" office:value="111" calcext:value-type="float">
            <text:p>111</text:p>
          </table:table-cell>
          <table:table-cell office:value-type="float" office:value="0.99311710048" calcext:value-type="float">
            <text:p>0.9931171005</text:p>
          </table:table-cell>
          <table:table-cell table:number-columns-repeated="5"/>
          <table:table-cell office:value-type="float" office:value="37" calcext:value-type="float">
            <text:p>37</text:p>
          </table:table-cell>
        </table:table-row>
        <table:table-row table:style-name="ro2">
          <table:table-cell table:formula="of:=3*[.H39]" office:value-type="float" office:value="114" calcext:value-type="float">
            <text:p>114</text:p>
          </table:table-cell>
          <table:table-cell office:value-type="float" office:value="0.99311710048" calcext:value-type="float">
            <text:p>0.9931171005</text:p>
          </table:table-cell>
          <table:table-cell table:number-columns-repeated="5"/>
          <table:table-cell office:value-type="float" office:value="38" calcext:value-type="float">
            <text:p>38</text:p>
          </table:table-cell>
        </table:table-row>
        <table:table-row table:style-name="ro2">
          <table:table-cell table:formula="of:=3*[.H40]" office:value-type="float" office:value="117" calcext:value-type="float">
            <text:p>117</text:p>
          </table:table-cell>
          <table:table-cell office:value-type="float" office:value="0.993665024141" calcext:value-type="float">
            <text:p>0.9936650241</text:p>
          </table:table-cell>
          <table:table-cell table:number-columns-repeated="5"/>
          <table:table-cell office:value-type="float" office:value="39" calcext:value-type="float">
            <text:p>39</text:p>
          </table:table-cell>
        </table:table-row>
        <table:table-row table:style-name="ro2">
          <table:table-cell table:formula="of:=3*[.H41]" office:value-type="float" office:value="120" calcext:value-type="float">
            <text:p>120</text:p>
          </table:table-cell>
          <table:table-cell office:value-type="float" office:value="0.9936976811" calcext:value-type="float">
            <text:p>0.9936976811</text:p>
          </table:table-cell>
          <table:table-cell table:number-columns-repeated="5"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Default"/>
          <table:table-cell table:number-columns-repeated="5"/>
          <table:table-cell office:value-type="float" office:value="41" calcext:value-type="float">
            <text:p>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fa" style:country-complex="IR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 style:data-style-name="N2" text:time-value="20:31:56.40666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5T20:34:18.205915000</dc:date>
    <meta:editing-duration>PT34M2S</meta:editing-duration>
    <meta:editing-cycles>8</meta:editing-cycles>
    <meta:generator>LibreOffice/5.1.1.3$MacOSX_X86_64 LibreOffice_project/f579d750e65277a91cbf19f00b90ad1b257718f9</meta:generator>
    <meta:document-statistic meta:table-count="2" meta:cell-count="30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.75" chart:maximum="1" chart:origin="0" chart:interval-major="0.01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 style:data-style-name="N0">
      <style:chart-properties chart:symbol-type="named-symbol" chart:symbol-name="diamond" chart:symbol-width="0.3cm" chart:symbol-height="0.3cm" chart:link-data-style-to-source="true"/>
      <style:graphic-properties draw:stroke="none" svg:stroke-width="0.08cm" svg:stroke-color="#333333" draw:fill-color="#3333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572cm" svg:height="13.939cm" xlink:href=".." xlink:type="simple" chart:class="chart:line" chart:style-name="ch1">
        <chart:plot-area chart:style-name="ch2" table:cell-range-address="corr_3.A1:corr_3.B41" chart:data-source-has-labels="both" svg:x="1.675cm" svg:y="0.278cm" svg:width="16.526cm" svg:height="12.109cm">
          <chartooo:coordinate-region svg:x="2.594cm" svg:y="0.468cm" svg:width="15.371cm" svg:height="11.044cm"/>
          <chart:axis chart:dimension="x" chart:name="primary-x" chart:style-name="ch3" chartooo:axis-type="auto">
            <chartooo:date-scale/>
            <chart:title svg:x="7.955cm" svg:y="12.666cm" chart:style-name="ch4">
              <text:p>Cut-off Threshold</text:p>
            </chart:title>
            <chart:categories table:cell-range-address="corr_3.A2:corr_3.A41"/>
            <chart:grid chart:style-name="ch5" chart:class="major"/>
          </chart:axis>
          <chart:axis chart:dimension="y" chart:name="primary-y" chart:style-name="ch6">
            <chart:title svg:x="0.451cm" svg:y="7.591cm" chart:style-name="ch7">
              <text:p>R Squared</text:p>
            </chart:title>
            <chart:grid chart:style-name="ch5" chart:class="major"/>
          </chart:axis>
          <chart:series chart:style-name="ch8" chart:values-cell-range-address="corr_3.B2:corr_3.B41" chart:label-cell-address="corr_3.B1:corr_3.B1" chart:class="chart:line"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lation</text:p>
                <draw:g>
                  <svg:desc>corr_3.B1:corr_3.B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corr_3.A2:corr_3.A41</svg:desc>
                </draw:g>
              </table:table-cell>
              <table:table-cell office:value-type="float" office:value="0.836059125503">
                <text:p>0.836059125503</text:p>
                <draw:g>
                  <svg:desc>corr_3.B2:corr_3.B41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45358613854">
                <text:p>0.94535861385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62733263724">
                <text:p>0.96273326372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72478158464">
                <text:p>0.97247815846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67324449363">
                <text:p>0.96732444936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65616287453">
                <text:p>0.96561628745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66939954955">
                <text:p>0.96693995495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52089246617">
                <text:p>0.95208924661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49762545032">
                <text:p>0.94976254503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51750329015">
                <text:p>0.95175032901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52557280825">
                <text:p>0.95255728082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38527920328">
                <text:p>0.93852792032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5287859001">
                <text:p>0.9528785900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61826366532">
                <text:p>0.96182636653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59347998055">
                <text:p>0.95934799805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62941587453">
                <text:p>0.96294158745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964811071192">
                <text:p>0.96481107119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965149574684">
                <text:p>0.96514957468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73105639205">
                <text:p>0.97310563920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72581277091">
                <text:p>0.97258127709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974174295606">
                <text:p>0.97417429560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974353688479">
                <text:p>0.97435368847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974629389155">
                <text:p>0.97462938915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975759968212">
                <text:p>0.97575996821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975722557442">
                <text:p>0.97572255744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975683545525">
                <text:p>0.97568354552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975560241486">
                <text:p>0.97556024148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975645235714">
                <text:p>0.97564523571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975548437322">
                <text:p>0.97554843732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75495941292">
                <text:p>0.97549594129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9785971338">
                <text:p>0.978597133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979196042528">
                <text:p>0.97919604252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979343465019">
                <text:p>0.97934346501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979327321517">
                <text:p>0.97932732151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979311125194">
                <text:p>0.97931112519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99311710048">
                <text:p>0.9931171004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99311710048">
                <text:p>0.9931171004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99311710048">
                <text:p>0.99311710048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993665024141">
                <text:p>0.99366502414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9936976811">
                <text:p>0.99369768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MacOSX_X86_64 LibreOffice_project/f579d750e65277a91cbf19f00b90ad1b257718f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.75" chart:maximum="1" chart:origin="0" chart:interval-major="0.01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 style:data-style-name="N0">
      <style:chart-properties chart:symbol-type="named-symbol" chart:symbol-name="diamond" chart:symbol-width="0.3cm" chart:symbol-height="0.3cm" chart:link-data-style-to-source="true"/>
      <style:graphic-properties draw:stroke="none" svg:stroke-width="0.08cm" svg:stroke-color="#333333" draw:fill-color="#3333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572cm" svg:height="13.939cm" xlink:href=".." xlink:type="simple" chart:class="chart:line" chart:style-name="ch1">
        <chart:plot-area chart:style-name="ch2" table:cell-range-address="corr_2.A1:corr_2.B61" chart:data-source-has-labels="both" svg:x="1.675cm" svg:y="0.278cm" svg:width="16.526cm" svg:height="12.109cm">
          <chartooo:coordinate-region svg:x="2.594cm" svg:y="0.468cm" svg:width="15.371cm" svg:height="11.044cm"/>
          <chart:axis chart:dimension="x" chart:name="primary-x" chart:style-name="ch3" chartooo:axis-type="auto">
            <chartooo:date-scale/>
            <chart:title svg:x="7.955cm" svg:y="12.666cm" chart:style-name="ch4">
              <text:p>Cut-off Threshold</text:p>
            </chart:title>
            <chart:categories table:cell-range-address="corr_2.A2:corr_2.A61"/>
            <chart:grid chart:style-name="ch5" chart:class="major"/>
          </chart:axis>
          <chart:axis chart:dimension="y" chart:name="primary-y" chart:style-name="ch6">
            <chart:title svg:x="0.451cm" svg:y="7.591cm" chart:style-name="ch7">
              <text:p>R Squared</text:p>
            </chart:title>
            <chart:grid chart:style-name="ch5" chart:class="major"/>
          </chart:axis>
          <chart:series chart:style-name="ch8" chart:values-cell-range-address="corr_2.B2:corr_2.B61" chart:label-cell-address="corr_2.B1:corr_2.B1" chart:class="chart:line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lation</text:p>
                <draw:g>
                  <svg:desc>corr_2.B1:corr_2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corr_2.A2:corr_2.A61</svg:desc>
                </draw:g>
              </table:table-cell>
              <table:table-cell office:value-type="float" office:value="0.801680988742">
                <text:p>0.801680988742</text:p>
                <draw:g>
                  <svg:desc>corr_2.B2:corr_2.B61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97232902981">
                <text:p>0.89723290298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33160337061">
                <text:p>0.93316033706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41133849674">
                <text:p>0.9411338496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59834701512">
                <text:p>0.9598347015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63428917392">
                <text:p>0.9634289173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64257866677">
                <text:p>0.96425786667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66646475719">
                <text:p>0.96664647571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6599230595">
                <text:p>0.965992305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69995364774">
                <text:p>0.96999536477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70858035169">
                <text:p>0.97085803516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66643603145">
                <text:p>0.96664360314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66604279705">
                <text:p>0.96660427970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60196752095">
                <text:p>0.9601967520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58265057899">
                <text:p>0.95826505789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58409273826">
                <text:p>0.95840927382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56300940316">
                <text:p>0.95630094031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55635196758">
                <text:p>0.95563519675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53865974892">
                <text:p>0.95386597489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61209536593">
                <text:p>0.96120953659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6781238842">
                <text:p>0.9678123884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63561393732">
                <text:p>0.96356139373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63719855814">
                <text:p>0.96371985581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64044115705">
                <text:p>0.96404411570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67363242324">
                <text:p>0.96736324232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67014491527">
                <text:p>0.96701449152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966925111055">
                <text:p>0.96692511105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967375448499">
                <text:p>0.96737544849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96818277088">
                <text:p>0.9681827708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71531001408">
                <text:p>0.97153100140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971614435803">
                <text:p>0.97161443580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72375212539">
                <text:p>0.97237521253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973536812577">
                <text:p>0.97353681257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973536812577">
                <text:p>0.97353681257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81800508421">
                <text:p>0.98180050842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98396376435">
                <text:p>0.9839637643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984562089284">
                <text:p>0.98456208928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984562089284">
                <text:p>0.98456208928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984496749738">
                <text:p>0.98449674973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84351298407">
                <text:p>0.98435129840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985345653776">
                <text:p>0.98534565377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985310355381">
                <text:p>0.98531035538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98520242229">
                <text:p>0.9852024222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98520242229">
                <text:p>0.9852024222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85127144501">
                <text:p>0.98512714450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985637255185">
                <text:p>0.98563725518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987081679658">
                <text:p>0.98708167965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987878867639">
                <text:p>0.98787886763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989103211216">
                <text:p>0.98910321121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89103211216">
                <text:p>0.989103211216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991110289752">
                <text:p>0.99111028975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991069286942">
                <text:p>0.99106928694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991069286942">
                <text:p>0.99106928694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990951858516">
                <text:p>0.99095185851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990951858516">
                <text:p>0.99095185851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990951858516">
                <text:p>0.99095185851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990951858516">
                <text:p>0.99095185851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990951858516">
                <text:p>0.99095185851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990927652384">
                <text:p>0.99092765238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991144767525">
                <text:p>0.9911447675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MacOSX_X86_64 LibreOffice_project/f579d750e65277a91cbf19f00b90ad1b257718f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